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_Manbow_Solid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bow Solid" svg:font-family="'Manbow Solid'" style:font-family-generic="decorative" style:font-pitch="variable">
      <svg:font-face-src>
        <svg:font-face-uri xlink:href="Fonts/Font_Manbow_Solid_1.ttf" xlink:type="simple" loext:font-style="normal" loext:font-weight="normal">
          <svg:font-face-format svg:string="truetype"/>
        </svg:font-face-uri>
      </svg:font-face-src>
    </style:font-face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anbow Solid" fo:font-size="96pt" officeooo:rsid="001bd80c" officeooo:paragraph-rsid="001bd80c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bow Solid" svg:font-family="'Manbow Solid'" style:font-family-generic="decorative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</meta:initial-creator>
    <meta:creation-date>2025-08-05T10:08:24.065663800</meta:creation-date>
    <meta:editing-cycles>1</meta:editing-cycles>
    <meta:editing-duration>PT1M36S</meta:editing-duration>
    <dc:date>2025-08-05T10:09:59.027396600</dc:date>
    <dc:creator>Mike</dc:creator>
    <meta:generator>LibreOfficeDev/26.2.0.0.alpha0$Windows_X86_64 LibreOffice_project/7eec1df9f689d614c4f5ad35bea63a88183e1cf4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